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InputStream.withStringConstructorRaisesExceptionFor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Path.dropsLeadingSlashForClassLoader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Description.withClassLoaderConstructorAnd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AndHashCode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InputStream.assertExceptionContainsAbsolutePath( ClassPath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lsAndHashCode.resourcesWithDifferentInputPath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qualsAndHashCode.relativeResources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tDescription.withClassLiteralConstructorAnd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AndHashCode.resourcesWithEquivalentAbsolutePathsFromTheSameClassLoaderAre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ThrowawayClassLoader.resourcesWithEquivalentAbsolutePathsFromDifferentClassLoadersAreNo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withClassLiteralConstructorRaisesExceptionForNonexistentRelativ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scription.withSt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scription.withClassLiteral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ResourceTests.directoryNot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tDescription.assertDescription( ClassPath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etPath.convertsToAbsolutePathForClassRelative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ResourceTests.emptyFileReadable( @ TempDir ( cleanup = NEVER ) File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etInputStream.withClassLiteralConstructorRaisesExceptionForNonexistentAbsolut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escription.withClassLoader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AndHashCode.resourcesWithEquivalentAbsolutePathsFromDifferentClassLoadersAreNo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tDescription.withStringConstructorAnd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nputStream.withClassLoaderConstructorRaisesExceptionFor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AndHashCode.resourcesWithEquivalentAbsolutePathsHaveSame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